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ino Versionshistorie</text:p>
      <text:p text:style-name="Standard"/>
      <text:p text:style-name="Standard">Version 1.1</text:p>
      <text:p text:style-name="Standard"/>
      <text:p text:style-name="Standard">Version 1.2</text:p>
      <text:p text:style-name="Standard"/>
      <text:p text:style-name="Standard">Version 1.3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phram </meta:initial-creator>
    <meta:creation-date>2015-11-20T16:48:08.45</meta:creation-date>
    <meta:document-statistic meta:table-count="0" meta:image-count="0" meta:object-count="0" meta:page-count="1" meta:paragraph-count="4" meta:word-count="8" meta:character-count="56"/>
    <dc:date>2015-11-20T16:49:06.86</dc:date>
    <dc:creator>Zephram </dc:creator>
    <meta:editing-duration>PT1M</meta:editing-duration>
    <meta:editing-cycles>1</meta:editing-cycles>
    <meta:generator>OpenOffice/4.1.1$Win32 OpenOffice.org_project/411m6$Build-9775</meta:generator>
  </office:meta>
</office:document-meta>
</file>